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c3596" officeooo:paragraph-rsid="001c3596"/>
    </style:style>
    <style:style style:name="P2" style:family="paragraph" style:parent-style-name="Standard">
      <style:text-properties officeooo:rsid="001c3596" officeooo:paragraph-rsid="001c3596"/>
    </style:style>
    <style:style style:name="P3" style:family="paragraph" style:parent-style-name="Standard">
      <style:text-properties officeooo:paragraph-rsid="001c3596"/>
    </style:style>
    <style:style style:name="P4" style:family="paragraph" style:parent-style-name="Standard">
      <style:text-properties fo:font-size="14pt" fo:font-weight="bold" officeooo:paragraph-rsid="001c3596" style:font-size-asian="14pt" style:font-weight-asian="bold" style:font-size-complex="14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1c3596"/>
    </style:style>
    <style:style style:name="T2" style:family="text">
      <style:text-properties fo:font-size="16pt" officeooo:rsid="001c3596" style:font-size-asian="16pt" style:font-size-complex="16pt"/>
    </style:style>
    <style:style style:name="T3" style:family="text">
      <style:text-properties fo:font-size="16pt" fo:font-weight="bold" officeooo:rsid="001c3596" style:font-size-asian="16pt" style:font-weight-asian="bold" style:font-size-complex="16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3">Primera entrega Programación multimedia</text:span><text:span text:style-name="T1"><text:line-break/></text:span></text:p>
      <text:p text:style-name="Standard"><text:tab/><text:tab/><text:tab/><text:tab/><text:tab/><text:span text:style-name="T1">Por Jose Manuel Barrasa</text:span></text:p>
      <text:p text:style-name="Standard"/>
      <text:p text:style-name="P3"><text:span text:style-name="T1">a)</text:span>Se han identificado los elementos que componen la arquitectura de un juego 2D y 3D </text:p>
      <text:p text:style-name="P4">Juego 2D</text:p>
      <text:list text:style-name="L1">
        <text:list-item>
          <text:p text:style-name="P5"><text:span text:style-name="Strong_20_Emphasis">Canvas</text:span>:</text:p>
          <text:list>
            <text:list-item>
              <text:p text:style-name="P6">Es un elemento HTML (<text:span text:style-name="Source_20_Text">&lt;canvas&gt;</text:span>) que permite dibujar gráficos mediante JavaScript. Es como un lienzo en blanco donde puedes crear tus elementos del juego.</text:p>
            </text:list-item>
            <text:list-item>
              <text:p text:style-name="P6">Para trabajar con él, necesitas obtener el contexto de dibujo (usualmente 2D), que te permitirá usar funciones para dibujar formas, imágenes, y texto.</text:p>
            </text:list-item>
          </text:list>
        </text:list-item>
        <text:list-item>
          <text:p text:style-name="P5"><text:span text:style-name="Strong_20_Emphasis">Pegar Imagen</text:span>:</text:p>
          <text:list>
            <text:list-item>
              <text:p text:style-name="P6">Significa cargar y mostrar imágenes en el canvas. Normalmente se usa el método <text:span text:style-name="Source_20_Text">drawImage()</text:span> del contexto para dibujar una imagen en una posición específica dentro del canvas.</text:p>
            </text:list-item>
            <text:list-item>
              <text:p text:style-name="P6">Por ejemplo, puedes cargar una imagen de un sprite y dibujarla en las coordenadas <text:span text:style-name="Source_20_Text">(x, y)</text:span>.</text:p>
            </text:list-item>
          </text:list>
        </text:list-item>
        <text:list-item>
          <text:p text:style-name="P5"><text:span text:style-name="Strong_20_Emphasis">Desplazarnos en X e Y</text:span>:</text:p>
          <text:list>
            <text:list-item>
              <text:p text:style-name="P6">En un juego 2D, el movimiento generalmente se refiere a cambiar la posición de un objeto (como el jugador) en el eje horizontal (X) y vertical (Y).</text:p>
            </text:list-item>
            <text:list-item>
              <text:p text:style-name="P5">Esto se puede lograr actualizando las coordenadas del objeto en cada ciclo del juego. Por ejemplo, puedes incrementar o decrementar el valor de <text:span text:style-name="Source_20_Text">x</text:span> para moverlo a la derecha o izquierda, y hacer lo mismo con <text:span text:style-name="Source_20_Text">y</text:span> para el movimiento vertical.</text:p>
            </text:list-item>
          </text:list>
        </text:list-item>
      </text:list>
      <text:h text:style-name="Heading_20_3" text:outline-level="3">Juego 3D</text:h>
      <text:list text:style-name="L2">
        <text:list-item>
          <text:p text:style-name="P7"><text:span text:style-name="Strong_20_Emphasis">Escena</text:span>:</text:p>
          <text:list>
            <text:list-item>
              <text:p text:style-name="P8">Es el espacio en el que se desarrolla tu juego. En Three.js, una escena es un objeto donde se colocan todos los elementos que quieres mostrar, como luces, cámaras y mallas (modelos 3D).</text:p>
            </text:list-item>
            <text:list-item>
              <text:p text:style-name="P8">Se puede pensar en la escena como un contenedor que organiza todo lo que verás en el juego.</text:p>
            </text:list-item>
          </text:list>
        </text:list-item>
        <text:list-item>
          <text:p text:style-name="P7"><text:span text:style-name="Strong_20_Emphasis">Malla</text:span>:</text:p>
          <text:list>
            <text:list-item>
              <text:p text:style-name="P8">Una malla es la representación de un objeto 3D en la escena. Está compuesta por un conjunto de vértices, aristas y caras que definen su forma.</text:p>
            </text:list-item>
            <text:list-item>
              <text:p text:style-name="P8">En Three.js, puedes crear mallas usando geometrías (como cubos, esferas, etc.) y materiales que definen cómo se ve el objeto (color, textura, etc.).</text:p>
            </text:list-item>
          </text:list>
        </text:list-item>
        <text:list-item>
          <text:p text:style-name="P7"><text:span text:style-name="Strong_20_Emphasis">Objeto 3D</text:span>:</text:p>
          <text:list>
            <text:list-item>
              <text:p text:style-name="P8">Es cualquier entidad en la escena que tiene una representación tridimensional. Puede ser una malla, pero también puede incluir otros componentes como luces o cámaras.</text:p>
            </text:list-item>
            <text:list-item>
              <text:p text:style-name="P8">Los objetos 3D tienen propiedades como posición, rotación y escala que determinan cómo se comportan y se visualizan en la escena.</text:p>
            </text:list-item>
          </text:list>
        </text:list-item>
        <text:list-item>
          <text:p text:style-name="P7"><text:span text:style-name="Strong_20_Emphasis">Luz</text:span>:</text:p>
          <text:list>
            <text:list-item>
              <text:p text:style-name="P8"><text:soft-page-break/>La luz es crucial en un entorno 3D, ya que afecta cómo se ven los objetos. Three.js ofrece diferentes tipos de luces, como luz puntual, luz direccional, y luz ambiental, que iluminan los objetos de diferentes maneras.</text:p>
            </text:list-item>
            <text:list-item>
              <text:p text:style-name="P7">La luz permite crear sombras y resaltar detalles en las superficies de los objetos.</text:p>
            </text:list-item>
          </text:list>
        </text:list-item>
      </text:list>
      <text:p text:style-name="P3">c) Se han analizado entornos de desarrollo de juegos.</text:p>
      <text:p text:style-name="P3"><text:tab/><text:span text:style-name="T1">En este caso he utilizado el editor Phenix, pero podria haber usado otro como el brackets</text:span></text:p>
      <text:p text:style-name="P3"><text:tab/><text:span text:style-name="T1">El juego se ha ejecutado en el navegador opera gx, pero se podria haber ejecutado en <text:tab/>cualquier otro</text:span></text:p>
      <text:p text:style-name="P3"/>
      <text:p text:style-name="P3"><text:span text:style-name="T1">d)</text:span>Se han analizado diferentes motores de juegos, sus características y funcionalidades </text:p>
      <text:p text:style-name="P2"/>
      <text:h text:style-name="P1" text:outline-level="3">Similitudes entre Juegos 2D y 3D</text:h>
      <text:list text:style-name="L3">
        <text:list-item>
          <text:p text:style-name="P9"><text:span text:style-name="Strong_20_Emphasis">Fundamentos del Juego</text:span>:</text:p>
          <text:list>
            <text:list-item>
              <text:p text:style-name="P10">Ambos tipos de juegos se basan en la lógica de juego, que incluye mecánicas como el movimiento, la colisión, y la interacción del jugador con el entorno.</text:p>
            </text:list-item>
            <text:list-item>
              <text:p text:style-name="P10">Tanto en 2D como en 3D, se utilizan elementos como sprites (en 2D) y mallas (en 3D) para representar personajes y objetos.</text:p>
            </text:list-item>
          </text:list>
        </text:list-item>
        <text:list-item>
          <text:p text:style-name="P9"><text:span text:style-name="Strong_20_Emphasis">Uso de Recursos Gráficos</text:span>:</text:p>
          <text:list>
            <text:list-item>
              <text:p text:style-name="P10">Ambos requieren gráficos (imágenes en 2D o modelos en 3D), sonidos y otros recursos multimedia.</text:p>
            </text:list-item>
            <text:list-item>
              <text:p text:style-name="P10">En ambos casos, necesitas gestionar estos recursos de manera eficiente para asegurar un rendimiento óptimo.</text:p>
            </text:list-item>
          </text:list>
        </text:list-item>
        <text:list-item>
          <text:p text:style-name="P9"><text:span text:style-name="Strong_20_Emphasis">Eventos y Entradas</text:span>:</text:p>
          <text:list>
            <text:list-item>
              <text:p text:style-name="P9">La captura de entradas del usuario (teclado, ratón, etc.) es esencial en ambos tipos de juegos, y las mecánicas de interacción suelen ser similares.</text:p>
            </text:list-item>
          </text:list>
        </text:list-item>
      </text:list>
      <text:h text:style-name="Heading_20_3" text:outline-level="3">Diferencias entre Juegos 2D y 3D</text:h>
      <text:list text:style-name="L4">
        <text:list-item>
          <text:p text:style-name="P11"><text:span text:style-name="Strong_20_Emphasis">Dimensionalidad</text:span>:</text:p>
          <text:list>
            <text:list-item>
              <text:p text:style-name="P12">En un juego 2D, todo se representa en un plano (ejes X e Y), mientras que en un juego 3D trabajas en un espacio tridimensional (ejes X, Y y Z).</text:p>
            </text:list-item>
            <text:list-item>
              <text:p text:style-name="P12">En 3D, los objetos pueden rotar y desplazarse en más direcciones, lo que añade complejidad a la jugabilidad.</text:p>
            </text:list-item>
          </text:list>
        </text:list-item>
        <text:list-item>
          <text:p text:style-name="P11"><text:span text:style-name="Strong_20_Emphasis">Representación Gráfica</text:span>:</text:p>
          <text:list>
            <text:list-item>
              <text:p text:style-name="P12">Los gráficos en 2D suelen ser sprites o imágenes planas, mientras que en 3D se utilizan mallas con profundidad y volumen, lo que permite texturizar y dar un aspecto más realista.</text:p>
            </text:list-item>
            <text:list-item>
              <text:p text:style-name="P12">Las sombras y efectos de iluminación son más elaborados en 3D, lo que aporta más atmósfera al juego.</text:p>
            </text:list-item>
          </text:list>
        </text:list-item>
        <text:list-item>
          <text:p text:style-name="P11"><text:span text:style-name="Strong_20_Emphasis">Complejidad del Desarrollo</text:span>:</text:p>
          <text:list>
            <text:list-item>
              <text:p text:style-name="P12">Crear un juego 3D implica una curva de aprendizaje más pronunciada debido a la geometría, las transformaciones 3D, y la manipulación de cámaras y luces.</text:p>
            </text:list-item>
            <text:list-item>
              <text:p text:style-name="P12"><text:soft-page-break/>En 2D, la programación y la lógica son generalmente más simples, lo que puede facilitar el desarrollo.</text:p>
            </text:list-item>
          </text:list>
        </text:list-item>
        <text:list-item>
          <text:p text:style-name="P11"><text:span text:style-name="Strong_20_Emphasis">Motor de Juego</text:span>:</text:p>
          <text:list>
            <text:list-item>
              <text:p text:style-name="P12">Los motores 3D suelen requerir más recursos computacionales (procesador y tarjeta gráfica) que los motores 2D, ya que deben gestionar más datos.</text:p>
            </text:list-item>
            <text:list-item>
              <text:p text:style-name="P11">Las técnicas de optimización son más críticas en 3D, como el uso de niveles de detalle (LOD) y el culling (eliminación de objetos no visibles).</text:p>
            </text:list-item>
          </text:list>
        </text:list-item>
      </text:list>
      <text:h text:style-name="Heading_20_3" text:outline-level="3">Uso de Three.js en Lugar de Programar 3D en Crudo</text:h>
      <text:list text:style-name="L5">
        <text:list-item>
          <text:p text:style-name="P13"><text:span text:style-name="Strong_20_Emphasis">Facilidad de Uso</text:span>:</text:p>
          <text:list>
            <text:list-item>
              <text:p text:style-name="P14">Three.js es una biblioteca que simplifica la creación de gráficos 3D en el navegador. Proporciona una API fácil de usar que permite a los desarrolladores concentrarse en la lógica del juego en lugar de los detalles técnicos de WebGL.</text:p>
            </text:list-item>
            <text:list-item>
              <text:p text:style-name="P14">Al usar Three.js, no necesitas lidiar con la complejidad de la programación de gráficos desde cero, lo que acelera el proceso de desarrollo.</text:p>
            </text:list-item>
          </text:list>
        </text:list-item>
        <text:list-item>
          <text:p text:style-name="P13"><text:span text:style-name="Strong_20_Emphasis">Funcionalidades Integradas</text:span>:</text:p>
          <text:list>
            <text:list-item>
              <text:p text:style-name="P14">Three.js ya incluye muchas características como luces, sombras, materiales, y efectos visuales que de otro modo tendrías que implementar manualmente si programaras en crudo.</text:p>
            </text:list-item>
            <text:list-item>
              <text:p text:style-name="P14">Esto permite que los desarrolladores se enfoquen más en la creatividad y las mecánicas del juego en lugar de en los aspectos técnicos.</text:p>
            </text:list-item>
          </text:list>
        </text:list-item>
        <text:list-item>
          <text:p text:style-name="P13"><text:span text:style-name="Strong_20_Emphasis">Compatibilidad y Rendimiento</text:span>:</text:p>
          <text:list>
            <text:list-item>
              <text:p text:style-name="P14">Three.js maneja automáticamente la compatibilidad entre navegadores y dispositivos, lo que puede ser un dolor de cabeza si lo haces a mano.</text:p>
            </text:list-item>
            <text:list-item>
              <text:p text:style-name="P13">Además, optimiza automáticamente algunos aspectos de rendimiento, ayudando a que el juego se ejecute de manera más eficiente.</text:p>
            </text:list-item>
          </text:list>
        </text:list-item>
      </text:list>
      <text:h text:style-name="Heading_20_3" text:outline-level="3">Resumen</text:h>
      <text:p text:style-name="Text_20_body">En resumen, aunque ambos tipos de juegos comparten ciertos fundamentos, las diferencias en su dimensionalidad, representación gráfica y complejidad de desarrollo son notables. Usar Three.js permite a los desarrolladores beneficiarse de una herramienta poderosa que facilita el trabajo con gráficos 3D, lo que hace que el proceso de creación sea más accesible y menos propenso a errores.</text:p>
      <text:p text:style-name="P2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19:05:52.862000000</meta:creation-date>
    <dc:date>2024-10-19T19:14:05.804000000</dc:date>
    <meta:editing-duration>PT8M12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65" meta:word-count="1044" meta:character-count="6113" meta:non-whitespace-character-count="5168"/>
  </office:meta>
</office:document-meta>
</file>